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4cf4" officeooo:paragraph-rsid="00044cf4"/>
    </style:style>
    <style:style style:name="P2" style:family="paragraph" style:parent-style-name="Standard">
      <style:text-properties officeooo:rsid="00044cf4" officeooo:paragraph-rsid="00063d6f"/>
    </style:style>
    <style:style style:name="P3" style:family="paragraph" style:parent-style-name="Standard">
      <style:text-properties officeooo:rsid="00044cf4" officeooo:paragraph-rsid="0007fe41"/>
    </style:style>
    <style:style style:name="P4" style:family="paragraph" style:parent-style-name="Standard">
      <style:text-properties officeooo:rsid="00063d6f" officeooo:paragraph-rsid="00063d6f"/>
    </style:style>
    <style:style style:name="P5" style:family="paragraph" style:parent-style-name="Standard">
      <style:text-properties officeooo:rsid="000677a2" officeooo:paragraph-rsid="000677a2"/>
    </style:style>
    <style:style style:name="T1" style:family="text">
      <style:text-properties officeooo:rsid="00063d6f"/>
    </style:style>
    <style:style style:name="T2" style:family="text">
      <style:text-properties officeooo:rsid="00067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alcomm Interview : 31-05-2017</text:p>
      <text:p text:style-name="P1">Sridhar:</text:p>
      <text:p text:style-name="P1">1. explain about arm modes in details</text:p>
      <text:p text:style-name="P1">2. malloc vs calloc</text:p>
      <text:p text:style-name="P1">3. structure vs union</text:p>
      <text:p text:style-name="P1">4. explain keyword volatile in detail with examples</text:p>
      <text:p text:style-name="P1">5. draw and explain cache memory with architecture</text:p>
      <text:p text:style-name="P1">6. explain MMU with diagram</text:p>
      <text:p text:style-name="P1">7. explain IRQ anf FIQ in detail</text:p>
      <text:p text:style-name="P1">8.how linux deals with interrupts</text:p>
      <text:p text:style-name="P1">9. kernel level programming experiance if any</text:p>
      <text:p text:style-name="P1">10. Different types of cache.</text:p>
      <text:p text:style-name="P1">11. Is it possible to do Nesting of Interrupts.</text:p>
      <text:p text:style-name="P1">12. Define Interrupt latency</text:p>
      <text:p text:style-name="P1">13.explain link register(LR) in arm</text:p>
      <text:p text:style-name="P1">14. how Program Counter(PC) is used in General</text:p>
      <text:p text:style-name="P1">15.Uses of general purporse registers in arm</text:p>
      <text:p text:style-name="P1">16.explain about your projects</text:p>
      <text:p text:style-name="P1">17.expalin atomic operations</text:p>
      <text:p text:style-name="P1">18.Android hands on experience.</text:p>
      <text:p text:style-name="P4">19. types Scheduling Mechanisms in linux.explain each in detail</text:p>
      <text:p text:style-name="P1"/>
      <text:p text:style-name="P1">Swethank:</text:p>
      <text:p text:style-name="P1">1. Cache memroy uses</text:p>
      <text:p text:style-name="P1">2. Explain Booting process in detail</text:p>
      <text:p text:style-name="P1">3. MBR in Booting details.What it contains and how it is used.</text:p>
      <text:p text:style-name="P1">4.Interrupts and ISR's in linux</text:p>
      <text:p text:style-name="P1">5.Multi-threading uses.</text:p>
      <text:p text:style-name="P1">6.Project level details upto issues faced.</text:p>
      <text:p text:style-name="P1">7.FPGA programming types. <text:span text:style-name="T1">And what type is preffered.</text:span></text:p>
      <text:p text:style-name="P1">8.How to debug the logs in android.</text:p>
      <text:p text:style-name="P1"/>
      <text:p text:style-name="P1">Prakash:</text:p>
      <text:p text:style-name="P1">1.Project details in programming level</text:p>
      <text:p text:style-name="P1">2.Matlab basics</text:p>
      <text:p text:style-name="P1">3.How to implement Multi threading and its uses.</text:p>
      <text:p text:style-name="P4">4.Any experience on Serial Peripheral based communications, if yes, explain in detail.</text:p>
      <text:p text:style-name="P4">5.linux Interrupt service routines</text:p>
      <text:p text:style-name="P4">6.process scheduling.</text:p>
      <text:p text:style-name="P4">7. How did you debug the issues in your project. How u identified the performace degradation and upgraded it.</text:p>
      <text:p text:style-name="P4">8. How to convert floating point to fixed point values. Why it is required. </text:p>
      <text:p text:style-name="P1"/>
      <text:p text:style-name="P1">Bhanu:(Manager)</text:p>
      <text:p text:style-name="P1">1. Arm vs FPGA.<text:span text:style-name="T2">Which is preferred when and where.</text:span></text:p>
      <text:p text:style-name="P1">2. Do's and Dont's of ISR</text:p>
      <text:p text:style-name="P2">3. <text:span text:style-name="T1">C program to take 2 integers as input, If the bits in a and b are different exchange them else retain them.</text:span></text:p>
      <text:p text:style-name="P2"><text:span text:style-name="T1">4. Define FPGA. What is the requirement of FPGA's.</text:span></text:p>
      <text:p text:style-name="P5">5.What is meant by Field programmable. </text:p>
      <text:p text:style-name="P3"><text:span text:style-name="T1">5.explain the project details and your roles. </text:span><text:s/></text:p>
      <text:p text:style-name="P3"><text:span text:style-name="T1">6. Is conditional execution allowed in IS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6:26:29.219668380</meta:creation-date>
    <dc:date>2017-05-31T17:05:02.348687784</dc:date>
    <meta:editing-duration>PT23M21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47" meta:word-count="304" meta:character-count="1859" meta:non-whitespace-character-count="1598"/>
  </office:meta>
</office:document-meta>
</file>